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34a0" officeooo:paragraph-rsid="000634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Now talking on #osdev</text:p>
      <text:p text:style-name="P1">* Topic for #osdev is: Operating System Development || Don't ask to ask---just ask! || For 3+ LoC, use a pastebin (for example https://gist.github.com/) || Channel logs: http://osdev-logs.qzx.com <text:s/>|| Today's log: http://osdev-now.qzx.com || Visit http://wiki.osdev.org and http://forum.osdev.org || Books: http://wiki.osdev.org/Books</text:p>
      <text:p text:style-name="P1">* Topic for #osdev set by Mutabah!~tpg@pdpc/supporter/student/thepowersgang (Sun Sep 17 08:14:15 2017)</text:p>
      <text:p text:style-name="P1">&lt;hunterlabs&gt; I am new here?How do i remain idle on a channel?</text:p>
      <text:p text:style-name="P1">&lt;catphish&gt; by not saying anything :)</text:p>
      <text:p text:style-name="P1">&lt;catphish&gt; you just stay connected, if staying connected is a problem, you will need something to stay connected on your bahalf, like a bouncer of a web based IRC client</text:p>
      <text:p text:style-name="P1">&lt;hunterlabs&gt; yes,but there is something about shell account and IRC bouncer stuff right?</text:p>
      <text:p text:style-name="P1">&lt;hunterlabs&gt; also i read that wiki article </text:p>
      <text:p text:style-name="P1">&lt;hunterlabs&gt; that if someone is idle ask them if they have space on their server</text:p>
      <text:p text:style-name="P1">&lt;catphish&gt; well, it's much easier just to use a service like https://www.irccloud.com/</text:p>
      <text:p text:style-name="P1">&lt;bslsk05&gt; ​www.irccloud.com: IRCCloud</text:p>
      <text:p text:style-name="P1">&lt;catphish&gt; but, sure, you can use a bouncer on a server if you prefer</text:p>
      <text:p text:style-name="P1">&lt;catphish&gt; maybe check out https://www.elitebnc.org/</text:p>
      <text:p text:style-name="P1">&lt;bslsk05&gt; ​www.elitebnc.org: EliteBNC | Free IRC Bouncers!</text:p>
      <text:p text:style-name="P1">&lt;rubenwardy&gt; ZNC is very very easy to set up if you have a VPS/dedi already</text:p>
      <text:p text:style-name="P1">&lt;rubenwardy&gt; but IRC cloud is easier I guess</text:p>
      <text:p text:style-name="P1">* alphawarr1or (uid243905@gateway/web/irccloud.com/x-thgshgghmxsfcfir) has joined</text:p>
      <text:p text:style-name="P1">* hussein__ (~hussein@175.144.17.90) has joined</text:p>
      <text:p text:style-name="P1">* hussein has quit (Ping timeout: 250 seconds)</text:p>
      <text:p text:style-name="P1">* hunterlabs_ (uid265456@gateway/web/irccloud.com/x-gtqwiemikgaowpwg) has joined</text:p>
      <text:p text:style-name="P1">* Tazmain has quit (Quit: Leaving)</text:p>
      <text:p text:style-name="P1">* hunterlabs_ has quit (Client Quit)</text:p>
      <text:p text:style-name="P1">* alphawarr1or has quit (Ping timeout: 250 seconds)</text:p>
      <text:p text:style-name="P1">* alphawarr1or (uid243905@gateway/web/irccloud.com/x-qsfpqtzxjyzougdy) has joined</text:p>
      <text:p text:style-name="P1">&lt;geist&gt; i personally use screen + irssi</text:p>
      <text:p text:style-name="P1">&lt;geist&gt; but yes, need a permanent shell for that to work</text:p>
      <text:p text:style-name="P1">* geist removes channel operator status from geist</text:p>
      <text:p text:style-name="P1">&lt;graphitemaster&gt; does anyone here have good reccomendation for usb power bricks. I'm looking for something that is actually physically not cheap in hardware construction. Something with good bridge rectification, consistent power, very little noise, good caps, that sort of thing.</text:p>
      <text:p text:style-name="P1">&lt;graphitemaster&gt; Needs to also support quick charge.</text:p>
      <text:p text:style-name="P1">&lt;graphitemaster&gt; Tired of the cheap garbage most stuff is, it's just a kill on batteries and the one we have here actually killed the wifi module on my old cellphone.</text:p>
      <text:p text:style-name="P1">&lt;_mjg&gt; i recommend migrating to tmux</text:p>
      <text:p text:style-name="P1">&lt;_mjg&gt; unless you are an advanced screen user</text:p>
      <text:p text:style-name="P1">&lt;graphitemaster&gt; like I've teared down many of them and they use a single fucking diode to do bridge rectification which is super dirty and unsafe anyways</text:p>
      <text:p text:style-name="P1">&lt;catphish&gt; graphitemaster: i'd look at https://www.anker.com/ - they seem to make good quality usb power stuff</text:p>
      <text:p text:style-name="P1">&lt;bslsk05&gt; ​www.anker.com: Anker | Home</text:p>
      <text:p text:style-name="P1">&lt;geist&gt; _mjg: i've been hearing that for years. for what it does to me, screen works fine</text:p>
      <text:p text:style-name="P1">&lt;geist&gt; i generally use Amazon Basics for that sort of stuff, but Anker I've had okay luck with</text:p>
      <text:p text:style-name="P1">&lt;graphitemaster&gt; it bothers me there is no good tear downs of these devices</text:p>
      <text:p text:style-name="P1">&lt;graphitemaster&gt; maybe I'm being too unrealistic</text:p>
      <text:p text:style-name="P1">&lt;catphish&gt; i think the problem is most consumers don't care as long as it appears to work</text:p>
      <text:p text:style-name="P1">&lt;catphish&gt; myself included</text:p>
      <text:p text:style-name="P1"><text:soft-page-break/>&lt;graphitemaster&gt; like this urgreen thing https://m.media-amazon.com/images/S/aplus-seller-content-images-us-east-1/A2EUQ1WTGCTBG2/AKXVBT49GGF3B/B01M4RPLPB/4iPOuhJ3SkCY._UX970_TTW__.jpg</text:p>
      <text:p text:style-name="P1">&lt;graphitemaster&gt; it just says which parts it has, not what they actually are &gt;_&gt;</text:p>
      <text:p text:style-name="P1">&lt;bslsk05&gt; ​m.media-amazon.com &lt;no title&gt;</text:p>
      <text:p text:style-name="P1">* Spektrum has quit (Ping timeout: 276 seconds)</text:p>
      <text:p text:style-name="P1">&lt;graphitemaster&gt; I mean at least that is a 4 point full bridge rectifier</text:p>
      <text:p text:style-name="P1">&lt;graphitemaster&gt; but I have no clue which ic that is :|</text:p>
      <text:p text:style-name="P1">&lt;graphitemaster&gt; soldier capacitor means fuck all to me :P</text:p>
      <text:p text:style-name="P1">&lt;graphitemaster&gt; is it a japanese cap or some cheap mess</text:p>
      <text:p text:style-name="P1">&lt;geist&gt; so what specifically is the trouble?</text:p>
      <text:p text:style-name="P1">&lt;geist&gt; why do you say a bad usb brick is hell on a battery?</text:p>
      <text:p text:style-name="P1">&lt;geist&gt; i can't see why, there's an entire charger IC between the usb brick and a battery</text:p>
      <text:p text:style-name="P1">&lt;geist&gt; and that should ride out any nonsense on it</text:p>
      <text:p text:style-name="P1">&lt;graphitemaster&gt; most cellphones are designed to last roughly ~2 years of continued use (usual time a contract expires) you start seeing the performance of lots of components inside drop, lots of mini caps and what not no longer hold charge as well or leak quickly, the biggest thing that fails quickly (especially if you keep your phone on charge a lot) is the safety circuts drain exponentially gets worse with each charge cycle</text:p>
      <text:p text:style-name="P1">* glauxosdever (~alex@ppp-94-66-47-15.home.otenet.gr) has joined</text:p>
      <text:p text:style-name="P1">&lt;geist&gt; okay, but again thi has nothing at all to do with the quality of the 5v tha comes in for the charger</text:p>
      <text:p text:style-name="P1">&lt;graphitemaster&gt; you can reduce the amount of wear and tear on those components with a good quality charger</text:p>
      <text:p text:style-name="P1">&lt;geist&gt; that 5v goes directly into a voltage regulator/charger IC that does the appropriate step down</text:p>
      <text:p text:style-name="P1">&lt;geist&gt; you can generally feed that thing all sorts of shit, usually up to 10V or so</text:p>
      <text:p text:style-name="P1">&lt;graphitemaster&gt; the problem isn't the step down, it's the noise, I can actually _hear_ the electrical noise on the speaker when charging with some tools. I can actually measure the quality of charging bricks this way, the only brick that seems to behave reasonably is the apple charger ironically.</text:p>
      <text:p text:style-name="P1">&lt;geist&gt; i seriously doubt it</text:p>
      <text:p text:style-name="P1">&lt;graphitemaster&gt; the offical samsung one is the worst</text:p>
      <text:p text:style-name="P1">&lt;graphitemaster&gt; it has so much whine and noise</text:p>
      <text:p text:style-name="P1">&lt;graphitemaster&gt; I tore it apart</text:p>
      <text:p text:style-name="P1">&lt;graphitemaster&gt; single diode bridge rectifier</text:p>
      <text:p text:style-name="P1">&lt;graphitemaster&gt; threw it in the garbage</text:p>
      <text:p text:style-name="P1">&lt;geist&gt; the charger brick yes, i hear whine out of those all the time</text:p>
      <text:p text:style-name="P1">&lt;geist&gt; but that still has nothing at all to do with how bad it is on your phone</text:p>
      <text:p text:style-name="P1">&lt;geist&gt; i'm cursed with the ability to hear high pitched shit, and i've found that about 1/3 to a half ot eh charger bricks out there are noisy, audibly</text:p>
      <text:p text:style-name="P1">* immibis (~chatzilla@122-59-204-185.jetstream.xtra.co.nz) has joined</text:p>
      <text:p text:style-name="P1">&lt;graphitemaster&gt; in either case, the actual charger brick fried the wifi on my old phone, the wifi module and bt no longer starts up, cqa tests fail there, did factory reset and everything, flashed ota update from adb sideload, nothing</text:p>
      <text:p text:style-name="P1">&lt;geist&gt; including the 6 port amazon one i ave here</text:p>
      <text:p text:style-name="P1">&lt;geist&gt; dont you think it's far more likely that the phone ust fucked up on its own? software</text:p>
      <text:p text:style-name="P1">&lt;graphitemaster&gt; and I know it did because I can see the exact trace path to the usb c plug.</text:p>
      <text:p text:style-name="P1">&lt;geist&gt; as in, all phones do this eventually ecause shitty software</text:p>
      <text:p text:style-name="P1">* moondeck (~moondeck@x1-6-a0-63-91-fb-95-b2.cpe.webspeed.dk) has joined</text:p>
      <text:p text:style-name="P1">&lt;graphitemaster&gt; for some stupid reason the usb c power cable directly powers the wifi on the moto z</text:p>
      <text:p text:style-name="P1">&lt;geist&gt; alright, well we all have our windmills to tilt at that make us feel better</text:p>
      <text:p text:style-name="P1"><text:soft-page-break/>&lt;graphitemaster&gt; very stupid design decision</text:p>
      <text:p text:style-name="P1">&lt;graphitemaster&gt; well, it also directly powers the moto mods too</text:p>
      <text:p text:style-name="P1">&lt;graphitemaster&gt; there's pin outs for it</text:p>
      <text:p text:style-name="P1">&lt;graphitemaster&gt; really upsetting</text:p>
      <text:p text:style-name="P1">&lt;graphitemaster&gt; so there's no benefit of step down there</text:p>
      <text:p text:style-name="P1">&lt;graphitemaster&gt; or the offical charging ic</text:p>
      <text:p text:style-name="P1">&lt;geist&gt; of course there is, but i'm honestly not interested in arguing this anymore</text:p>
      <text:p text:style-name="P1">&lt;geist&gt; dunno why i stepped into it a while 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2:06:45.599500141</meta:creation-date>
    <dc:date>2017-11-27T02:07:34.308922931</dc:date>
    <meta:editing-duration>PT49S</meta:editing-duration>
    <meta:editing-cycles>1</meta:editing-cycles>
    <meta:document-statistic meta:table-count="0" meta:image-count="0" meta:object-count="0" meta:page-count="3" meta:paragraph-count="86" meta:word-count="1118" meta:character-count="7107" meta:non-whitespace-character-count="6070"/>
    <meta:generator>LibreOffice/5.0.6.2$Linux_X86_64 LibreOffice_project/00m0$Build-2</meta:generator>
  </office:meta>
</office:document-meta>
</file>